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48.2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61.35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64.63mm"/>
    </style:style>
    <style:style style:name="co12" style:family="table-column">
      <style:table-column-properties fo:break-before="auto" style:column-width="92.13mm"/>
    </style:style>
    <style:style style:name="co13" style:family="table-column">
      <style:table-column-properties fo:break-before="auto" style:column-width="56.99mm"/>
    </style:style>
    <style:style style:name="co14" style:family="table-column">
      <style:table-column-properties fo:break-before="auto" style:column-width="47.47mm"/>
    </style:style>
    <style:style style:name="co15" style:family="table-column">
      <style:table-column-properties fo:break-before="auto" style:column-width="45.83mm"/>
    </style:style>
    <style:style style:name="co16" style:family="table-column">
      <style:table-column-properties fo:break-before="auto" style:column-width="49.92mm"/>
    </style:style>
    <style:style style:name="co17" style:family="table-column">
      <style:table-column-properties fo:break-before="auto" style:column-width="48.01mm"/>
    </style:style>
    <style:style style:name="co18" style:family="table-column">
      <style:table-column-properties fo:break-before="auto" style:column-width="28.4mm"/>
    </style:style>
    <style:style style:name="co19" style:family="table-column">
      <style:table-column-properties fo:break-before="auto" style:column-width="30.04mm"/>
    </style:style>
    <style:style style:name="co20" style:family="table-column">
      <style:table-column-properties fo:break-before="auto" style:column-width="30.85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earch_results_exp7_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__criterion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features</text:p>
          </table:table-cell>
          <table:table-cell office:value-type="string" calcext:value-type="string">
            <text:p>param_clf__max_leaf_nodes</text:p>
          </table:table-cell>
          <table:table-cell table:style-name="Default" office:value-type="string" calcext:value-type="string">
            <text:p>param_clf__min_impurity_split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min_weight_fraction_leaf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union__abstractPosTokLemSyn</text:p>
          </table:table-cell>
          <table:table-cell office:value-type="string" calcext:value-type="string">
            <text:p>param_union__abstractPosTokLemSyn__select_chi2__k</text:p>
          </table:table-cell>
          <table:table-cell office:value-type="string" calcext:value-type="string">
            <text:p>param_union__abstractWordCount</text:p>
          </table:table-cell>
          <table:table-cell office:value-type="string" calcext:value-type="string">
            <text:p>param_union__char_ngrams</text:p>
          </table:table-cell>
          <table:table-cell office:value-type="string" calcext:value-type="string">
            <text:p>param_union__keyword_vector</text:p>
          </table:table-cell>
          <table:table-cell office:value-type="string" calcext:value-type="string">
            <text:p>param_union__term_vector</text:p>
          </table:table-cell>
          <table:table-cell office:value-type="string" calcext:value-type="string">
            <text:p>param_union__titleWordCount</text:p>
          </table:table-cell>
          <table:table-cell office:value-type="string" calcext:value-type="string">
            <text:p>param_union__word_ngrams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4.18991417884827" calcext:value-type="float">
            <text:p>4.18991417884827</text:p>
          </table:table-cell>
          <table:table-cell office:value-type="float" office:value="0.777570486068726" calcext:value-type="float">
            <text:p>0.7775704860687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800076142314" calcext:value-type="float">
            <text:p>0.9638000761423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00" calcext:value-type="float">
            <text:p>35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25665393507132" calcext:value-type="float">
            <text:p>0.25665393507132</text:p>
          </table:table-cell>
          <table:table-cell office:value-type="float" office:value="0.096877930591511" calcext:value-type="float">
            <text:p>0.096877930591511</text:p>
          </table:table-cell>
          <table:table-cell office:value-type="float" office:value="0.0201849253950933" calcext:value-type="float">
            <text:p>0.020184925395093</text:p>
          </table:table-cell>
          <table:table-cell office:value-type="float" office:value="0.00310301675980902" calcext:value-type="float">
            <text:p>0.003103016759809</text:p>
          </table:table-cell>
        </table:table-row>
        <table:table-row table:style-name="ro1">
          <table:table-cell office:value-type="float" office:value="4.24481358528137" calcext:value-type="float">
            <text:p>4.24481358528137</text:p>
          </table:table-cell>
          <table:table-cell office:value-type="float" office:value="0.806487941741943" calcext:value-type="float">
            <text:p>0.806487941741943</text:p>
          </table:table-cell>
          <table:table-cell office:value-type="float" office:value="0.922029702970297" calcext:value-type="float">
            <text:p>0.922029702970297</text:p>
          </table:table-cell>
          <table:table-cell office:value-type="float" office:value="0.964263993544664" calcext:value-type="float">
            <text:p>0.9642639935446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6000" calcext:value-type="float">
            <text:p>36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192296936793934" calcext:value-type="float">
            <text:p>0.192296936793934</text:p>
          </table:table-cell>
          <table:table-cell office:value-type="float" office:value="0.100606991354901" calcext:value-type="float">
            <text:p>0.100606991354901</text:p>
          </table:table-cell>
          <table:table-cell office:value-type="float" office:value="0.0146819244937236" calcext:value-type="float">
            <text:p>0.014681924493724</text:p>
          </table:table-cell>
          <table:table-cell office:value-type="float" office:value="0.00225714520822728" calcext:value-type="float">
            <text:p>0.002257145208227</text:p>
          </table:table-cell>
        </table:table-row>
        <table:table-row table:style-name="ro1">
          <table:table-cell office:value-type="float" office:value="4.6474778175354" calcext:value-type="float">
            <text:p>4.6474778175354</text:p>
          </table:table-cell>
          <table:table-cell office:value-type="float" office:value="0.841940832138061" calcext:value-type="float">
            <text:p>0.8419408321380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3954515742064" calcext:value-type="float">
            <text:p>0.9639545157420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7000" calcext:value-type="float">
            <text:p>37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01234567901235" calcext:value-type="float">
            <text:p>0.901234567901235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177033027782096" calcext:value-type="float">
            <text:p>0.177033027782096</text:p>
          </table:table-cell>
          <table:table-cell office:value-type="float" office:value="0.117307930593137" calcext:value-type="float">
            <text:p>0.117307930593137</text:p>
          </table:table-cell>
          <table:table-cell office:value-type="float" office:value="0.0189648393472292" calcext:value-type="float">
            <text:p>0.018964839347229</text:p>
          </table:table-cell>
          <table:table-cell office:value-type="float" office:value="0.00326339489567524" calcext:value-type="float">
            <text:p>0.003263394895675</text:p>
          </table:table-cell>
        </table:table-row>
        <table:table-row table:style-name="ro1">
          <table:table-cell office:value-type="float" office:value="5.35758228302002" calcext:value-type="float">
            <text:p>5.35758228302002</text:p>
          </table:table-cell>
          <table:table-cell office:value-type="float" office:value="0.928950691223145" calcext:value-type="float">
            <text:p>0.928950691223145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63181120537115" calcext:value-type="float">
            <text:p>0.96318112053711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8000" calcext:value-type="float">
            <text:p>38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325927240076473" calcext:value-type="float">
            <text:p>0.325927240076473</text:p>
          </table:table-cell>
          <table:table-cell office:value-type="float" office:value="0.17036312761556" calcext:value-type="float">
            <text:p>0.17036312761556</text:p>
          </table:table-cell>
          <table:table-cell office:value-type="float" office:value="0.0165050189258033" calcext:value-type="float">
            <text:p>0.016505018925803</text:p>
          </table:table-cell>
          <table:table-cell office:value-type="float" office:value="0.00283015575130527" calcext:value-type="float">
            <text:p>0.002830155751305</text:p>
          </table:table-cell>
        </table:table-row>
        <table:table-row table:style-name="ro1">
          <table:table-cell office:value-type="float" office:value="5.5016664981842" calcext:value-type="float">
            <text:p>5.5016664981842</text:p>
          </table:table-cell>
          <table:table-cell office:value-type="float" office:value="0.920964527130127" calcext:value-type="float">
            <text:p>0.92096452713012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3800076142314" calcext:value-type="float">
            <text:p>0.9638000761423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9000" calcext:value-type="float">
            <text:p>39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275334933048426" calcext:value-type="float">
            <text:p>0.275334933048426</text:p>
          </table:table-cell>
          <table:table-cell office:value-type="float" office:value="0.0625426298470358" calcext:value-type="float">
            <text:p>0.062542629847036</text:p>
          </table:table-cell>
          <table:table-cell office:value-type="float" office:value="0.0200643470811679" calcext:value-type="float">
            <text:p>0.020064347081168</text:p>
          </table:table-cell>
          <table:table-cell office:value-type="float" office:value="0.00235825359938004" calcext:value-type="float">
            <text:p>0.00235825359938</text:p>
          </table:table-cell>
        </table:table-row>
        <table:table-row table:style-name="ro1">
          <table:table-cell office:value-type="float" office:value="5.09738230705261" calcext:value-type="float">
            <text:p>5.09738230705261</text:p>
          </table:table-cell>
          <table:table-cell office:value-type="float" office:value="0.934796857833862" calcext:value-type="float">
            <text:p>0.934796857833862</text:p>
          </table:table-cell>
          <table:table-cell office:value-type="float" office:value="0.921410891089109" calcext:value-type="float">
            <text:p>0.921410891089109</text:p>
          </table:table-cell>
          <table:table-cell office:value-type="float" office:value="0.964419151468134" calcext:value-type="float">
            <text:p>0.96441915146813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9814241486068" calcext:value-type="float">
            <text:p>0.969814241486068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21615569633781" calcext:value-type="float">
            <text:p>0.21615569633781</text:p>
          </table:table-cell>
          <table:table-cell office:value-type="float" office:value="0.0949394430826466" calcext:value-type="float">
            <text:p>0.094939443082647</text:p>
          </table:table-cell>
          <table:table-cell office:value-type="float" office:value="0.0166640831043332" calcext:value-type="float">
            <text:p>0.016664083104333</text:p>
          </table:table-cell>
          <table:table-cell office:value-type="float" office:value="0.00271412418596847" calcext:value-type="float">
            <text:p>0.002714124185968</text:p>
          </table:table-cell>
        </table:table-row>
        <table:table-row table:style-name="ro1">
          <table:table-cell office:value-type="float" office:value="4.90801477432251" calcext:value-type="float">
            <text:p>4.90801477432251</text:p>
          </table:table-cell>
          <table:table-cell office:value-type="float" office:value="0.872246789932251" calcext:value-type="float">
            <text:p>0.87224678993225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3180881095875" calcext:value-type="float">
            <text:p>0.9631808810958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000" calcext:value-type="float">
            <text:p>41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408669990301179" calcext:value-type="float">
            <text:p>0.408669990301179</text:p>
          </table:table-cell>
          <table:table-cell office:value-type="float" office:value="0.136778368009447" calcext:value-type="float">
            <text:p>0.136778368009447</text:p>
          </table:table-cell>
          <table:table-cell office:value-type="float" office:value="0.0172966006315247" calcext:value-type="float">
            <text:p>0.017296600631525</text:p>
          </table:table-cell>
          <table:table-cell office:value-type="float" office:value="0.00104262636198649" calcext:value-type="float">
            <text:p>0.001042626361986</text:p>
          </table:table-cell>
        </table:table-row>
        <table:table-row table:style-name="ro1">
          <table:table-cell office:value-type="float" office:value="4.06818132400513" calcext:value-type="float">
            <text:p>4.06818132400513</text:p>
          </table:table-cell>
          <table:table-cell office:value-type="float" office:value="0.740169429779053" calcext:value-type="float">
            <text:p>0.74016942977905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1169454959906" calcext:value-type="float">
            <text:p>0.9611694549599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300" calcext:value-type="float">
            <text:p>353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375995660165452" calcext:value-type="float">
            <text:p>0.375995660165452</text:p>
          </table:table-cell>
          <table:table-cell office:value-type="float" office:value="0.070326971407265" calcext:value-type="float">
            <text:p>0.070326971407265</text:p>
          </table:table-cell>
          <table:table-cell office:value-type="float" office:value="0.01272094823883" calcext:value-type="float">
            <text:p>0.01272094823883</text:p>
          </table:table-cell>
          <table:table-cell office:value-type="float" office:value="0.000585374286548065" calcext:value-type="float">
            <text:p>0.000585374286548</text:p>
          </table:table-cell>
        </table:table-row>
        <table:table-row table:style-name="ro1">
          <table:table-cell office:value-type="float" office:value="4.46161026954651" calcext:value-type="float">
            <text:p>4.46161026954651</text:p>
          </table:table-cell>
          <table:table-cell office:value-type="float" office:value="0.76574330329895" calcext:value-type="float">
            <text:p>0.7657433032989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3953917138964" calcext:value-type="float">
            <text:p>0.9639539171389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400" calcext:value-type="float">
            <text:p>354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253955311229364" calcext:value-type="float">
            <text:p>0.253955311229364</text:p>
          </table:table-cell>
          <table:table-cell office:value-type="float" office:value="0.0753175695494485" calcext:value-type="float">
            <text:p>0.075317569549449</text:p>
          </table:table-cell>
          <table:table-cell office:value-type="float" office:value="0.0154213153020231" calcext:value-type="float">
            <text:p>0.015421315302023</text:p>
          </table:table-cell>
          <table:table-cell office:value-type="float" office:value="0.00257398180255134" calcext:value-type="float">
            <text:p>0.002573981802551</text:p>
          </table:table-cell>
        </table:table-row>
        <table:table-row table:style-name="ro1">
          <table:table-cell office:value-type="float" office:value="4.66743831634521" calcext:value-type="float">
            <text:p>4.66743831634521</text:p>
          </table:table-cell>
          <table:table-cell office:value-type="float" office:value="0.76411600112915" calcext:value-type="float">
            <text:p>0.7641160011291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0241859596446" calcext:value-type="float">
            <text:p>0.96024185959644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00" calcext:value-type="float">
            <text:p>349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328997873256539" calcext:value-type="float">
            <text:p>0.328997873256539</text:p>
          </table:table-cell>
          <table:table-cell office:value-type="float" office:value="0.145748707051099" calcext:value-type="float">
            <text:p>0.145748707051099</text:p>
          </table:table-cell>
          <table:table-cell office:value-type="float" office:value="0.0161139013964151" calcext:value-type="float">
            <text:p>0.016113901396415</text:p>
          </table:table-cell>
          <table:table-cell office:value-type="float" office:value="0.00198330063596891" calcext:value-type="float">
            <text:p>0.001983300635969</text:p>
          </table:table-cell>
        </table:table-row>
        <table:table-row table:style-name="ro1">
          <table:table-cell office:value-type="float" office:value="5.28075342178345" calcext:value-type="float">
            <text:p>5.28075342178345</text:p>
          </table:table-cell>
          <table:table-cell office:value-type="float" office:value="0.908662700653076" calcext:value-type="float">
            <text:p>0.90866270065307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1633970965355" calcext:value-type="float">
            <text:p>0.96163397096535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600" calcext:value-type="float">
            <text:p>346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178013744775052" calcext:value-type="float">
            <text:p>0.178013744775052</text:p>
          </table:table-cell>
          <table:table-cell office:value-type="float" office:value="0.0494594174697573" calcext:value-type="float">
            <text:p>0.049459417469757</text:p>
          </table:table-cell>
          <table:table-cell office:value-type="float" office:value="0.0176257581667216" calcext:value-type="float">
            <text:p>0.017625758166722</text:p>
          </table:table-cell>
          <table:table-cell office:value-type="float" office:value="0.00354434280641659" calcext:value-type="float">
            <text:p>0.003544342806417</text:p>
          </table:table-cell>
        </table:table-row>
        <table:table-row table:style-name="ro1">
          <table:table-cell office:value-type="float" office:value="5.51307468414307" calcext:value-type="float">
            <text:p>5.51307468414307</text:p>
          </table:table-cell>
          <table:table-cell office:value-type="float" office:value="0.88640022277832" calcext:value-type="float">
            <text:p>0.8864002227783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800076142314" calcext:value-type="float">
            <text:p>0.9638000761423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00" calcext:value-type="float">
            <text:p>35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391917938723804" calcext:value-type="float">
            <text:p>0.391917938723804</text:p>
          </table:table-cell>
          <table:table-cell office:value-type="float" office:value="0.0853262300273869" calcext:value-type="float">
            <text:p>0.085326230027387</text:p>
          </table:table-cell>
          <table:table-cell office:value-type="float" office:value="0.0201849253950933" calcext:value-type="float">
            <text:p>0.020184925395093</text:p>
          </table:table-cell>
          <table:table-cell office:value-type="float" office:value="0.00310301675980902" calcext:value-type="float">
            <text:p>0.003103016759809</text:p>
          </table:table-cell>
        </table:table-row>
        <table:table-row table:style-name="ro1">
          <table:table-cell office:value-type="float" office:value="5.43860974311829" calcext:value-type="float">
            <text:p>5.43860974311829</text:p>
          </table:table-cell>
          <table:table-cell office:value-type="float" office:value="0.840782642364502" calcext:value-type="float">
            <text:p>0.84078264236450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62716843972905" calcext:value-type="float">
            <text:p>0.96271684397290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700" calcext:value-type="float">
            <text:p>347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240617071600917" calcext:value-type="float">
            <text:p>0.240617071600917</text:p>
          </table:table-cell>
          <table:table-cell office:value-type="float" office:value="0.108772406562017" calcext:value-type="float">
            <text:p>0.108772406562017</text:p>
          </table:table-cell>
          <table:table-cell office:value-type="float" office:value="0.0132859836117038" calcext:value-type="float">
            <text:p>0.013285983611704</text:p>
          </table:table-cell>
          <table:table-cell office:value-type="float" office:value="0.00225864128387499" calcext:value-type="float">
            <text:p>0.002258641283875</text:p>
          </table:table-cell>
        </table:table-row>
        <table:table-row table:style-name="ro1">
          <table:table-cell office:value-type="float" office:value="5.24164452552795" calcext:value-type="float">
            <text:p>5.24164452552795</text:p>
          </table:table-cell>
          <table:table-cell office:value-type="float" office:value="0.790598154067993" calcext:value-type="float">
            <text:p>0.790598154067993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1788171123865" calcext:value-type="float">
            <text:p>0.96178817112386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196733615211508" calcext:value-type="float">
            <text:p>0.196733615211508</text:p>
          </table:table-cell>
          <table:table-cell office:value-type="float" office:value="0.0967364799371515" calcext:value-type="float">
            <text:p>0.096736479937152</text:p>
          </table:table-cell>
          <table:table-cell office:value-type="float" office:value="0.0198712294666275" calcext:value-type="float">
            <text:p>0.019871229466628</text:p>
          </table:table-cell>
          <table:table-cell office:value-type="float" office:value="0.00079832686191114" calcext:value-type="float">
            <text:p>0.000798326861911</text:p>
          </table:table-cell>
        </table:table-row>
        <table:table-row table:style-name="ro1">
          <table:table-cell office:value-type="float" office:value="4.13052935600281" calcext:value-type="float">
            <text:p>4.13052935600281</text:p>
          </table:table-cell>
          <table:table-cell office:value-type="float" office:value="0.80250301361084" calcext:value-type="float">
            <text:p>0.8025030136108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3954515742064" calcext:value-type="float">
            <text:p>0.9639545157420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10" calcext:value-type="float">
            <text:p>413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292112621950458" calcext:value-type="float">
            <text:p>0.292112621950458</text:p>
          </table:table-cell>
          <table:table-cell office:value-type="float" office:value="0.0626973253673005" calcext:value-type="float">
            <text:p>0.062697325367301</text:p>
          </table:table-cell>
          <table:table-cell office:value-type="float" office:value="0.0164582034969148" calcext:value-type="float">
            <text:p>0.016458203496915</text:p>
          </table:table-cell>
          <table:table-cell office:value-type="float" office:value="0.00165960728999404" calcext:value-type="float">
            <text:p>0.001659607289994</text:p>
          </table:table-cell>
        </table:table-row>
        <table:table-row table:style-name="ro1">
          <table:table-cell office:value-type="float" office:value="4.49461121559143" calcext:value-type="float">
            <text:p>4.49461121559143</text:p>
          </table:table-cell>
          <table:table-cell office:value-type="float" office:value="0.843440723419189" calcext:value-type="float">
            <text:p>0.843440723419189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4263514662184" calcext:value-type="float">
            <text:p>0.96426351466218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20" calcext:value-type="float">
            <text:p>4132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327547963320049" calcext:value-type="float">
            <text:p>0.327547963320049</text:p>
          </table:table-cell>
          <table:table-cell office:value-type="float" office:value="0.123659526723937" calcext:value-type="float">
            <text:p>0.123659526723937</text:p>
          </table:table-cell>
          <table:table-cell office:value-type="float" office:value="0.0169478795280228" calcext:value-type="float">
            <text:p>0.016947879528023</text:p>
          </table:table-cell>
          <table:table-cell office:value-type="float" office:value="0.00150203077672504" calcext:value-type="float">
            <text:p>0.001502030776725</text:p>
          </table:table-cell>
        </table:table-row>
        <table:table-row table:style-name="ro1">
          <table:table-cell office:value-type="float" office:value="5.48453950881958" calcext:value-type="float">
            <text:p>5.48453950881958</text:p>
          </table:table-cell>
          <table:table-cell office:value-type="float" office:value="0.892868375778198" calcext:value-type="float">
            <text:p>0.892868375778198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63336039019344" calcext:value-type="float">
            <text:p>0.9633360390193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30" calcext:value-type="float">
            <text:p>413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496756072266402" calcext:value-type="float">
            <text:p>0.496756072266402</text:p>
          </table:table-cell>
          <table:table-cell office:value-type="float" office:value="0.118078720292909" calcext:value-type="float">
            <text:p>0.118078720292909</text:p>
          </table:table-cell>
          <table:table-cell office:value-type="float" office:value="0.0118616051508851" calcext:value-type="float">
            <text:p>0.011861605150885</text:p>
          </table:table-cell>
          <table:table-cell office:value-type="float" office:value="0.00383357207059115" calcext:value-type="float">
            <text:p>0.003833572070591</text:p>
          </table:table-cell>
        </table:table-row>
        <table:table-row table:style-name="ro1">
          <table:table-cell office:value-type="float" office:value="5.2506459236145" calcext:value-type="float">
            <text:p>5.2506459236145</text:p>
          </table:table-cell>
          <table:table-cell office:value-type="float" office:value="1.05824131965637" calcext:value-type="float">
            <text:p>1.0582413196563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3799357818594" calcext:value-type="float">
            <text:p>0.9637993578185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40" calcext:value-type="float">
            <text:p>4134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315569656407436" calcext:value-type="float">
            <text:p>0.315569656407436</text:p>
          </table:table-cell>
          <table:table-cell office:value-type="float" office:value="0.216318481847284" calcext:value-type="float">
            <text:p>0.216318481847284</text:p>
          </table:table-cell>
          <table:table-cell office:value-type="float" office:value="0.01431776111786" calcext:value-type="float">
            <text:p>0.01431776111786</text:p>
          </table:table-cell>
          <table:table-cell office:value-type="float" office:value="0.00158084205793354" calcext:value-type="float">
            <text:p>0.001580842057934</text:p>
          </table:table-cell>
        </table:table-row>
        <table:table-row table:style-name="ro1">
          <table:table-cell office:value-type="float" office:value="5.37871336936951" calcext:value-type="float">
            <text:p>5.37871336936951</text:p>
          </table:table-cell>
          <table:table-cell office:value-type="float" office:value="0.961713933944702" calcext:value-type="float">
            <text:p>0.96171393394470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6893656962113" calcext:value-type="float">
            <text:p>0.966893656962113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50" calcext:value-type="float">
            <text:p>413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301847788451516" calcext:value-type="float">
            <text:p>0.301847788451516</text:p>
          </table:table-cell>
          <table:table-cell office:value-type="float" office:value="0.121311934935347" calcext:value-type="float">
            <text:p>0.121311934935347</text:p>
          </table:table-cell>
          <table:table-cell office:value-type="float" office:value="0.0119623242608466" calcext:value-type="float">
            <text:p>0.011962324260847</text:p>
          </table:table-cell>
          <table:table-cell office:value-type="float" office:value="0.00295005075846828" calcext:value-type="float">
            <text:p>0.002950050758468</text:p>
          </table:table-cell>
        </table:table-row>
        <table:table-row table:style-name="ro1">
          <table:table-cell office:value-type="float" office:value="5.40063333511353" calcext:value-type="float">
            <text:p>5.40063333511353</text:p>
          </table:table-cell>
          <table:table-cell office:value-type="float" office:value="0.951569652557373" calcext:value-type="float">
            <text:p>0.95156965255737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263275220944" calcext:value-type="float">
            <text:p>0.9642632752209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60" calcext:value-type="float">
            <text:p>4136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360871085152627" calcext:value-type="float">
            <text:p>0.360871085152627</text:p>
          </table:table-cell>
          <table:table-cell office:value-type="float" office:value="0.136882618512197" calcext:value-type="float">
            <text:p>0.136882618512197</text:p>
          </table:table-cell>
          <table:table-cell office:value-type="float" office:value="0.0168472142998171" calcext:value-type="float">
            <text:p>0.016847214299817</text:p>
          </table:table-cell>
          <table:table-cell office:value-type="float" office:value="0.00291465420714045" calcext:value-type="float">
            <text:p>0.00291465420714</text:p>
          </table:table-cell>
        </table:table-row>
        <table:table-row table:style-name="ro1">
          <table:table-cell office:value-type="float" office:value="5.46653165817261" calcext:value-type="float">
            <text:p>5.46653165817261</text:p>
          </table:table-cell>
          <table:table-cell office:value-type="float" office:value="0.874421882629395" calcext:value-type="float">
            <text:p>0.8744218826293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3180641654635" calcext:value-type="float">
            <text:p>0.9631806416546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70" calcext:value-type="float">
            <text:p>4137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324887777713551" calcext:value-type="float">
            <text:p>0.324887777713551</text:p>
          </table:table-cell>
          <table:table-cell office:value-type="float" office:value="0.0779023135082508" calcext:value-type="float">
            <text:p>0.077902313508251</text:p>
          </table:table-cell>
          <table:table-cell office:value-type="float" office:value="0.0125503115365526" calcext:value-type="float">
            <text:p>0.012550311536553</text:p>
          </table:table-cell>
          <table:table-cell office:value-type="float" office:value="0.00199382500509119" calcext:value-type="float">
            <text:p>0.001993825005091</text:p>
          </table:table-cell>
        </table:table-row>
        <table:table-row table:style-name="ro1">
          <table:table-cell office:value-type="float" office:value="5.70046663284302" calcext:value-type="float">
            <text:p>5.70046663284302</text:p>
          </table:table-cell>
          <table:table-cell office:value-type="float" office:value="0.840169620513916" calcext:value-type="float">
            <text:p>0.84016962051391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7512612567313" calcext:value-type="float">
            <text:p>0.967512612567313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80" calcext:value-type="float">
            <text:p>4138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8290796597061" calcext:value-type="float">
            <text:p>0.968290796597061</text:p>
          </table:table-cell>
          <table:table-cell office:value-type="float" office:value="0.420368388917938" calcext:value-type="float">
            <text:p>0.420368388917938</text:p>
          </table:table-cell>
          <table:table-cell office:value-type="float" office:value="0.0825383054665032" calcext:value-type="float">
            <text:p>0.082538305466503</text:p>
          </table:table-cell>
          <table:table-cell office:value-type="float" office:value="0.0144207274923999" calcext:value-type="float">
            <text:p>0.0144207274924</text:p>
          </table:table-cell>
          <table:table-cell office:value-type="float" office:value="0.00108699466461634" calcext:value-type="float">
            <text:p>0.001086994664616</text:p>
          </table:table-cell>
        </table:table-row>
        <table:table-row table:style-name="ro1">
          <table:table-cell office:value-type="float" office:value="5.64242043495178" calcext:value-type="float">
            <text:p>5.64242043495178</text:p>
          </table:table-cell>
          <table:table-cell office:value-type="float" office:value="0.880265665054321" calcext:value-type="float">
            <text:p>0.880265665054321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5346746831594" calcext:value-type="float">
            <text:p>0.9653467468315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90" calcext:value-type="float">
            <text:p>4139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366953596875513" calcext:value-type="float">
            <text:p>0.366953596875513</text:p>
          </table:table-cell>
          <table:table-cell office:value-type="float" office:value="0.125100887291176" calcext:value-type="float">
            <text:p>0.125100887291176</text:p>
          </table:table-cell>
          <table:table-cell office:value-type="float" office:value="0.0176243684548198" calcext:value-type="float">
            <text:p>0.01762436845482</text:p>
          </table:table-cell>
          <table:table-cell office:value-type="float" office:value="0.00260396714466295" calcext:value-type="float">
            <text:p>0.002603967144663</text:p>
          </table:table-cell>
        </table:table-row>
        <table:table-row table:style-name="ro1">
          <table:table-cell office:value-type="float" office:value="5.71821537017822" calcext:value-type="float">
            <text:p>5.71821537017822</text:p>
          </table:table-cell>
          <table:table-cell office:value-type="float" office:value="0.878037786483765" calcext:value-type="float">
            <text:p>0.87803778648376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3335200975005" calcext:value-type="float">
            <text:p>0.96333520097500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00" calcext:value-type="float">
            <text:p>414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316470244844764" calcext:value-type="float">
            <text:p>0.316470244844764</text:p>
          </table:table-cell>
          <table:table-cell office:value-type="float" office:value="0.0790681905673933" calcext:value-type="float">
            <text:p>0.079068190567393</text:p>
          </table:table-cell>
          <table:table-cell office:value-type="float" office:value="0.0166673237568286" calcext:value-type="float">
            <text:p>0.016667323756829</text:p>
          </table:table-cell>
          <table:table-cell office:value-type="float" office:value="0.00167033716425961" calcext:value-type="float">
            <text:p>0.00167033716426</text:p>
          </table:table-cell>
        </table:table-row>
        <table:table-row table:style-name="ro1">
          <table:table-cell office:value-type="float" office:value="5.7270975112915" calcext:value-type="float">
            <text:p>5.7270975112915</text:p>
          </table:table-cell>
          <table:table-cell office:value-type="float" office:value="0.785182428359985" calcext:value-type="float">
            <text:p>0.7851824283599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512971729173" calcext:value-type="float">
            <text:p>0.967512971729173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10" calcext:value-type="float">
            <text:p>4141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386805352162948" calcext:value-type="float">
            <text:p>0.386805352162948</text:p>
          </table:table-cell>
          <table:table-cell office:value-type="float" office:value="0.0460025557926016" calcext:value-type="float">
            <text:p>0.046002555792602</text:p>
          </table:table-cell>
          <table:table-cell office:value-type="float" office:value="0.0164086318496951" calcext:value-type="float">
            <text:p>0.016408631849695</text:p>
          </table:table-cell>
          <table:table-cell office:value-type="float" office:value="0.00296956121403036" calcext:value-type="float">
            <text:p>0.00296956121403</text:p>
          </table:table-cell>
        </table:table-row>
        <table:table-row table:style-name="ro1">
          <table:table-cell office:value-type="float" office:value="4.14439673423767" calcext:value-type="float">
            <text:p>4.14439673423767</text:p>
          </table:table-cell>
          <table:table-cell office:value-type="float" office:value="0.763017892837524" calcext:value-type="float">
            <text:p>0.763017892837524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4110032827394" calcext:value-type="float">
            <text:p>0.9641100328273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250" calcext:value-type="float">
            <text:p>41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291768763248072" calcext:value-type="float">
            <text:p>0.291768763248072</text:p>
          </table:table-cell>
          <table:table-cell office:value-type="float" office:value="0.0783291298904027" calcext:value-type="float">
            <text:p>0.078329129890403</text:p>
          </table:table-cell>
          <table:table-cell office:value-type="float" office:value="0.0152016913411019" calcext:value-type="float">
            <text:p>0.015201691341102</text:p>
          </table:table-cell>
          <table:table-cell office:value-type="float" office:value="0.00443826793560711" calcext:value-type="float">
            <text:p>0.004438267935607</text:p>
          </table:table-cell>
        </table:table-row>
        <table:table-row table:style-name="ro1">
          <table:table-cell office:value-type="float" office:value="4.43875613212586" calcext:value-type="float">
            <text:p>4.43875613212586</text:p>
          </table:table-cell>
          <table:table-cell office:value-type="float" office:value="0.925209999084473" calcext:value-type="float">
            <text:p>0.92520999908447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2252208246835" calcext:value-type="float">
            <text:p>0.9622522082468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270" calcext:value-type="float">
            <text:p>4127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357693488317087" calcext:value-type="float">
            <text:p>0.357693488317087</text:p>
          </table:table-cell>
          <table:table-cell office:value-type="float" office:value="0.0636436366348179" calcext:value-type="float">
            <text:p>0.063643636634818</text:p>
          </table:table-cell>
          <table:table-cell office:value-type="float" office:value="0.0150752174808816" calcext:value-type="float">
            <text:p>0.015075217480882</text:p>
          </table:table-cell>
          <table:table-cell office:value-type="float" office:value="0.0026561352944943" calcext:value-type="float">
            <text:p>0.002656135294494</text:p>
          </table:table-cell>
        </table:table-row>
        <table:table-row table:style-name="ro1">
          <table:table-cell office:value-type="float" office:value="4.31926259994507" calcext:value-type="float">
            <text:p>4.31926259994507</text:p>
          </table:table-cell>
          <table:table-cell office:value-type="float" office:value="0.806914377212524" calcext:value-type="float">
            <text:p>0.806914377212524</text:p>
          </table:table-cell>
          <table:table-cell office:value-type="float" office:value="0.918935643564356" calcext:value-type="float">
            <text:p>0.918935643564356</text:p>
          </table:table-cell>
          <table:table-cell office:value-type="float" office:value="0.964418313423794" calcext:value-type="float">
            <text:p>0.9644183134237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290" calcext:value-type="float">
            <text:p>4129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04024767801858" calcext:value-type="float">
            <text:p>0.90402476780185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304180942977595" calcext:value-type="float">
            <text:p>0.304180942977595</text:p>
          </table:table-cell>
          <table:table-cell office:value-type="float" office:value="0.0783953505445749" calcext:value-type="float">
            <text:p>0.078395350544575</text:p>
          </table:table-cell>
          <table:table-cell office:value-type="float" office:value="0.0140135687677559" calcext:value-type="float">
            <text:p>0.014013568767756</text:p>
          </table:table-cell>
          <table:table-cell office:value-type="float" office:value="0.00129418457541767" calcext:value-type="float">
            <text:p>0.001294184575418</text:p>
          </table:table-cell>
        </table:table-row>
        <table:table-row table:style-name="ro1">
          <table:table-cell office:value-type="float" office:value="5.02364954948425" calcext:value-type="float">
            <text:p>5.02364954948425</text:p>
          </table:table-cell>
          <table:table-cell office:value-type="float" office:value="0.869137763977051" calcext:value-type="float">
            <text:p>0.8691377639770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3954515742064" calcext:value-type="float">
            <text:p>0.9639545157420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10" calcext:value-type="float">
            <text:p>413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533082383843182" calcext:value-type="float">
            <text:p>0.533082383843182</text:p>
          </table:table-cell>
          <table:table-cell office:value-type="float" office:value="0.0887919143551847" calcext:value-type="float">
            <text:p>0.088791914355185</text:p>
          </table:table-cell>
          <table:table-cell office:value-type="float" office:value="0.0164582034969148" calcext:value-type="float">
            <text:p>0.016458203496915</text:p>
          </table:table-cell>
          <table:table-cell office:value-type="float" office:value="0.00165960728999404" calcext:value-type="float">
            <text:p>0.001659607289994</text:p>
          </table:table-cell>
        </table:table-row>
        <table:table-row table:style-name="ro1">
          <table:table-cell office:value-type="float" office:value="5.38062925338745" calcext:value-type="float">
            <text:p>5.38062925338745</text:p>
          </table:table-cell>
          <table:table-cell office:value-type="float" office:value="0.833456707000732" calcext:value-type="float">
            <text:p>0.833456707000732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63336039019344" calcext:value-type="float">
            <text:p>0.9633360390193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30" calcext:value-type="float">
            <text:p>4133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44272445820434" calcext:value-type="float">
            <text:p>0.94427244582043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260329459925359" calcext:value-type="float">
            <text:p>0.260329459925359</text:p>
          </table:table-cell>
          <table:table-cell office:value-type="float" office:value="0.0843118792324922" calcext:value-type="float">
            <text:p>0.084311879232492</text:p>
          </table:table-cell>
          <table:table-cell office:value-type="float" office:value="0.0118616051508851" calcext:value-type="float">
            <text:p>0.011861605150885</text:p>
          </table:table-cell>
          <table:table-cell office:value-type="float" office:value="0.00383357207059115" calcext:value-type="float">
            <text:p>0.003833572070591</text:p>
          </table:table-cell>
        </table:table-row>
        <table:table-row table:style-name="ro1">
          <table:table-cell office:value-type="float" office:value="5.34941987991333" calcext:value-type="float">
            <text:p>5.34941987991333</text:p>
          </table:table-cell>
          <table:table-cell office:value-type="float" office:value="0.906976270675659" calcext:value-type="float">
            <text:p>0.90697627067565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66893656962113" calcext:value-type="float">
            <text:p>0.966893656962113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50" calcext:value-type="float">
            <text:p>413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29012345679012" calcext:value-type="float">
            <text:p>0.929012345679012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316613331393281" calcext:value-type="float">
            <text:p>0.316613331393281</text:p>
          </table:table-cell>
          <table:table-cell office:value-type="float" office:value="0.108316300703586" calcext:value-type="float">
            <text:p>0.108316300703586</text:p>
          </table:table-cell>
          <table:table-cell office:value-type="float" office:value="0.0119623242608466" calcext:value-type="float">
            <text:p>0.011962324260847</text:p>
          </table:table-cell>
          <table:table-cell office:value-type="float" office:value="0.00295005075846828" calcext:value-type="float">
            <text:p>0.002950050758468</text:p>
          </table:table-cell>
        </table:table-row>
        <table:table-row table:style-name="ro1">
          <table:table-cell office:value-type="float" office:value="5.37789573669434" calcext:value-type="float">
            <text:p>5.37789573669434</text:p>
          </table:table-cell>
          <table:table-cell office:value-type="float" office:value="0.966304302215576" calcext:value-type="float">
            <text:p>0.9663043022155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3180641654635" calcext:value-type="float">
            <text:p>0.9631806416546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70" calcext:value-type="float">
            <text:p>4137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149506699843016" calcext:value-type="float">
            <text:p>0.149506699843016</text:p>
          </table:table-cell>
          <table:table-cell office:value-type="float" office:value="0.0589765093603491" calcext:value-type="float">
            <text:p>0.058976509360349</text:p>
          </table:table-cell>
          <table:table-cell office:value-type="float" office:value="0.0125503115365526" calcext:value-type="float">
            <text:p>0.012550311536553</text:p>
          </table:table-cell>
          <table:table-cell office:value-type="float" office:value="0.00199382500509119" calcext:value-type="float">
            <text:p>0.001993825005091</text:p>
          </table:table-cell>
        </table:table-row>
        <table:table-row table:style-name="ro1">
          <table:table-cell office:value-type="float" office:value="5.44466071128845" calcext:value-type="float">
            <text:p>5.44466071128845</text:p>
          </table:table-cell>
          <table:table-cell office:value-type="float" office:value="0.943739080429077" calcext:value-type="float">
            <text:p>0.94373908042907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5346746831594" calcext:value-type="float">
            <text:p>0.96534674683159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90" calcext:value-type="float">
            <text:p>4139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983758700696" calcext:value-type="float">
            <text:p>0.96983758700696</text:p>
          </table:table-cell>
          <table:table-cell office:value-type="float" office:value="0.347242526384201" calcext:value-type="float">
            <text:p>0.347242526384201</text:p>
          </table:table-cell>
          <table:table-cell office:value-type="float" office:value="0.113225909272542" calcext:value-type="float">
            <text:p>0.113225909272542</text:p>
          </table:table-cell>
          <table:table-cell office:value-type="float" office:value="0.0176243684548198" calcext:value-type="float">
            <text:p>0.01762436845482</text:p>
          </table:table-cell>
          <table:table-cell office:value-type="float" office:value="0.00260396714466295" calcext:value-type="float">
            <text:p>0.002603967144663</text:p>
          </table:table-cell>
        </table:table-row>
        <table:table-row table:style-name="ro1">
          <table:table-cell office:value-type="float" office:value="5.38378891944885" calcext:value-type="float">
            <text:p>5.38378891944885</text:p>
          </table:table-cell>
          <table:table-cell office:value-type="float" office:value="0.96204628944397" calcext:value-type="float">
            <text:p>0.9620462894439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67512971729173" calcext:value-type="float">
            <text:p>0.967512971729173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10" calcext:value-type="float">
            <text:p>414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71362229102167" calcext:value-type="float">
            <text:p>0.971362229102167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339302125548646" calcext:value-type="float">
            <text:p>0.339302125548646</text:p>
          </table:table-cell>
          <table:table-cell office:value-type="float" office:value="0.144988707276782" calcext:value-type="float">
            <text:p>0.144988707276782</text:p>
          </table:table-cell>
          <table:table-cell office:value-type="float" office:value="0.0164086318496951" calcext:value-type="float">
            <text:p>0.016408631849695</text:p>
          </table:table-cell>
          <table:table-cell office:value-type="float" office:value="0.00296956121403036" calcext:value-type="float">
            <text:p>0.00296956121403</text:p>
          </table:table-cell>
        </table:table-row>
        <table:table-row table:style-name="ro1">
          <table:table-cell office:value-type="float" office:value="5.62577767372131" calcext:value-type="float">
            <text:p>5.62577767372131</text:p>
          </table:table-cell>
          <table:table-cell office:value-type="float" office:value="0.834920501708984" calcext:value-type="float">
            <text:p>0.834920501708984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3799597259834" calcext:value-type="float">
            <text:p>0.96379959725983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30" calcext:value-type="float">
            <text:p>4143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34984520123839" calcext:value-type="float">
            <text:p>0.934984520123839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04024767801858" calcext:value-type="float">
            <text:p>0.90402476780185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415612347262151" calcext:value-type="float">
            <text:p>0.415612347262151</text:p>
          </table:table-cell>
          <table:table-cell office:value-type="float" office:value="0.0517545753661032" calcext:value-type="float">
            <text:p>0.051754575366103</text:p>
          </table:table-cell>
          <table:table-cell office:value-type="float" office:value="0.0178572781791931" calcext:value-type="float">
            <text:p>0.017857278179193</text:p>
          </table:table-cell>
          <table:table-cell office:value-type="float" office:value="0.0019177721116571" calcext:value-type="float">
            <text:p>0.001917772111657</text:p>
          </table:table-cell>
        </table:table-row>
        <table:table-row table:style-name="ro1">
          <table:table-cell office:value-type="float" office:value="5.44120388031006" calcext:value-type="float">
            <text:p>5.44120388031006</text:p>
          </table:table-cell>
          <table:table-cell office:value-type="float" office:value="0.793292045593262" calcext:value-type="float">
            <text:p>0.793292045593262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964263634382804" calcext:value-type="float">
            <text:p>0.96426363438280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50" calcext:value-type="float">
            <text:p>414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559877603028947" calcext:value-type="float">
            <text:p>0.559877603028947</text:p>
          </table:table-cell>
          <table:table-cell office:value-type="float" office:value="0.180178101671377" calcext:value-type="float">
            <text:p>0.180178101671377</text:p>
          </table:table-cell>
          <table:table-cell office:value-type="float" office:value="0.0183874614292197" calcext:value-type="float">
            <text:p>0.01838746142922</text:p>
          </table:table-cell>
          <table:table-cell office:value-type="float" office:value="0.00133000468316188" calcext:value-type="float">
            <text:p>0.001330004683162</text:p>
          </table:table-cell>
        </table:table-row>
        <table:table-row table:style-name="ro1">
          <table:table-cell office:value-type="float" office:value="4.07881102561951" calcext:value-type="float">
            <text:p>4.07881102561951</text:p>
          </table:table-cell>
          <table:table-cell office:value-type="float" office:value="0.761985397338867" calcext:value-type="float">
            <text:p>0.761985397338867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3954755183304" calcext:value-type="float">
            <text:p>0.96395475518330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500" calcext:value-type="float">
            <text:p>405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288935777968376" calcext:value-type="float">
            <text:p>0.288935777968376</text:p>
          </table:table-cell>
          <table:table-cell office:value-type="float" office:value="0.0499826993883189" calcext:value-type="float">
            <text:p>0.049982699388319</text:p>
          </table:table-cell>
          <table:table-cell office:value-type="float" office:value="0.0177591603112946" calcext:value-type="float">
            <text:p>0.017759160311295</text:p>
          </table:table-cell>
          <table:table-cell office:value-type="float" office:value="0.00462619352831303" calcext:value-type="float">
            <text:p>0.004626193528313</text:p>
          </table:table-cell>
        </table:table-row>
        <table:table-row table:style-name="ro1">
          <table:table-cell office:value-type="float" office:value="4.20284032821655" calcext:value-type="float">
            <text:p>4.20284032821655</text:p>
          </table:table-cell>
          <table:table-cell office:value-type="float" office:value="0.891302537918091" calcext:value-type="float">
            <text:p>0.89130253791809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3490837780954" calcext:value-type="float">
            <text:p>0.96349083778095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600" calcext:value-type="float">
            <text:p>406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8266253869969" calcext:value-type="float">
            <text:p>0.968266253869969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13241091639984" calcext:value-type="float">
            <text:p>0.13241091639984</text:p>
          </table:table-cell>
          <table:table-cell office:value-type="float" office:value="0.116213920751209" calcext:value-type="float">
            <text:p>0.116213920751209</text:p>
          </table:table-cell>
          <table:table-cell office:value-type="float" office:value="0.0202705635028634" calcext:value-type="float">
            <text:p>0.020270563502863</text:p>
          </table:table-cell>
          <table:table-cell office:value-type="float" office:value="0.00255120342170278" calcext:value-type="float">
            <text:p>0.002551203421703</text:p>
          </table:table-cell>
        </table:table-row>
        <table:table-row table:style-name="ro1">
          <table:table-cell office:value-type="float" office:value="4.17098774909973" calcext:value-type="float">
            <text:p>4.17098774909973</text:p>
          </table:table-cell>
          <table:table-cell office:value-type="float" office:value="0.844734334945679" calcext:value-type="float">
            <text:p>0.8447343349456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63799716980454" calcext:value-type="float">
            <text:p>0.96379971698045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700" calcext:value-type="float">
            <text:p>407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188153380316924" calcext:value-type="float">
            <text:p>0.188153380316924</text:p>
          </table:table-cell>
          <table:table-cell office:value-type="float" office:value="0.102790011905736" calcext:value-type="float">
            <text:p>0.102790011905736</text:p>
          </table:table-cell>
          <table:table-cell office:value-type="float" office:value="0.0167630694332799" calcext:value-type="float">
            <text:p>0.01676306943328</text:p>
          </table:table-cell>
          <table:table-cell office:value-type="float" office:value="0.0017863783095848" calcext:value-type="float">
            <text:p>0.001786378309585</text:p>
          </table:table-cell>
        </table:table-row>
        <table:table-row table:style-name="ro1">
          <table:table-cell office:value-type="float" office:value="5.26094975471497" calcext:value-type="float">
            <text:p>5.26094975471497</text:p>
          </table:table-cell>
          <table:table-cell office:value-type="float" office:value="0.953961706161499" calcext:value-type="float">
            <text:p>0.95396170616149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63489999736614" calcext:value-type="float">
            <text:p>0.9634899997366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800" calcext:value-type="float">
            <text:p>408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0493827160494" calcext:value-type="float">
            <text:p>0.910493827160494</text:p>
          </table:table-cell>
          <table:table-cell table:number-columns-repeated="2" office:value-type="float" office:value="0.962848297213622" calcext:value-type="float">
            <text:p>0.96284829721362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356658728075195" calcext:value-type="float">
            <text:p>0.356658728075195</text:p>
          </table:table-cell>
          <table:table-cell office:value-type="float" office:value="0.111083973497418" calcext:value-type="float">
            <text:p>0.111083973497418</text:p>
          </table:table-cell>
          <table:table-cell office:value-type="float" office:value="0.0184836326553515" calcext:value-type="float">
            <text:p>0.018483632655352</text:p>
          </table:table-cell>
          <table:table-cell office:value-type="float" office:value="0.00274224056305972" calcext:value-type="float">
            <text:p>0.00274224056306</text:p>
          </table:table-cell>
        </table:table-row>
        <table:table-row table:style-name="ro1">
          <table:table-cell office:value-type="float" office:value="5.2307345867157" calcext:value-type="float">
            <text:p>5.2307345867157</text:p>
          </table:table-cell>
          <table:table-cell office:value-type="float" office:value="0.849015092849731" calcext:value-type="float">
            <text:p>0.84901509284973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63490718060334" calcext:value-type="float">
            <text:p>0.96349071806033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0900" calcext:value-type="float">
            <text:p>409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265645325750583" calcext:value-type="float">
            <text:p>0.265645325750583</text:p>
          </table:table-cell>
          <table:table-cell office:value-type="float" office:value="0.096006127762453" calcext:value-type="float">
            <text:p>0.096006127762453</text:p>
          </table:table-cell>
          <table:table-cell office:value-type="float" office:value="0.0155091145316984" calcext:value-type="float">
            <text:p>0.015509114531698</text:p>
          </table:table-cell>
          <table:table-cell office:value-type="float" office:value="0.00336160591722036" calcext:value-type="float">
            <text:p>0.00336160591722</text:p>
          </table:table-cell>
        </table:table-row>
        <table:table-row table:style-name="ro1">
          <table:table-cell office:value-type="float" office:value="5.44331126213074" calcext:value-type="float">
            <text:p>5.44331126213074</text:p>
          </table:table-cell>
          <table:table-cell office:value-type="float" office:value="0.924678039550781" calcext:value-type="float">
            <text:p>0.92467803955078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3180881095875" calcext:value-type="float">
            <text:p>0.9631808810958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000" calcext:value-type="float">
            <text:p>41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342566166094227" calcext:value-type="float">
            <text:p>0.342566166094227</text:p>
          </table:table-cell>
          <table:table-cell office:value-type="float" office:value="0.198807809353505" calcext:value-type="float">
            <text:p>0.198807809353505</text:p>
          </table:table-cell>
          <table:table-cell office:value-type="float" office:value="0.0172966006315247" calcext:value-type="float">
            <text:p>0.017296600631525</text:p>
          </table:table-cell>
          <table:table-cell office:value-type="float" office:value="0.00104262636198649" calcext:value-type="float">
            <text:p>0.001042626361986</text:p>
          </table:table-cell>
        </table:table-row>
        <table:table-row table:style-name="ro1">
          <table:table-cell office:value-type="float" office:value="5.54057846069336" calcext:value-type="float">
            <text:p>5.54057846069336</text:p>
          </table:table-cell>
          <table:table-cell office:value-type="float" office:value="0.800617361068726" calcext:value-type="float">
            <text:p>0.800617361068726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63490358898474" calcext:value-type="float">
            <text:p>0.96349035889847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100" calcext:value-type="float">
            <text:p>411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248199177190724" calcext:value-type="float">
            <text:p>0.248199177190724</text:p>
          </table:table-cell>
          <table:table-cell office:value-type="float" office:value="0.0665201885086301" calcext:value-type="float">
            <text:p>0.06652018850863</text:p>
          </table:table-cell>
          <table:table-cell office:value-type="float" office:value="0.0154456914982066" calcext:value-type="float">
            <text:p>0.015445691498207</text:p>
          </table:table-cell>
          <table:table-cell office:value-type="float" office:value="0.00215019778614118" calcext:value-type="float">
            <text:p>0.002150197786141</text:p>
          </table:table-cell>
        </table:table-row>
        <table:table-row table:style-name="ro1">
          <table:table-cell office:value-type="float" office:value="5.51461372375488" calcext:value-type="float">
            <text:p>5.51461372375488</text:p>
          </table:table-cell>
          <table:table-cell office:value-type="float" office:value="0.891301250457764" calcext:value-type="float">
            <text:p>0.89130125045776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5501186431344" calcext:value-type="float">
            <text:p>0.9655011864313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200" calcext:value-type="float">
            <text:p>412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291774308818643" calcext:value-type="float">
            <text:p>0.291774308818643</text:p>
          </table:table-cell>
          <table:table-cell office:value-type="float" office:value="0.0901991227803525" calcext:value-type="float">
            <text:p>0.090199122780353</text:p>
          </table:table-cell>
          <table:table-cell office:value-type="float" office:value="0.0141807979461686" calcext:value-type="float">
            <text:p>0.014180797946169</text:p>
          </table:table-cell>
          <table:table-cell office:value-type="float" office:value="0.00115900099510231" calcext:value-type="float">
            <text:p>0.001159000995102</text:p>
          </table:table-cell>
        </table:table-row>
        <table:table-row table:style-name="ro1">
          <table:table-cell office:value-type="float" office:value="5.56282525062561" calcext:value-type="float">
            <text:p>5.56282525062561</text:p>
          </table:table-cell>
          <table:table-cell office:value-type="float" office:value="0.855096864700317" calcext:value-type="float">
            <text:p>0.85509686470031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5346028507874" calcext:value-type="float">
            <text:p>0.96534602850787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300" calcext:value-type="float">
            <text:p>413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9040247678019" calcext:value-type="float">
            <text:p>0.969040247678019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7138437741686" calcext:value-type="float">
            <text:p>0.97138437741686</text:p>
          </table:table-cell>
          <table:table-cell office:value-type="float" office:value="0.188392095905954" calcext:value-type="float">
            <text:p>0.188392095905954</text:p>
          </table:table-cell>
          <table:table-cell office:value-type="float" office:value="0.0691719628604243" calcext:value-type="float">
            <text:p>0.069171962860424</text:p>
          </table:table-cell>
          <table:table-cell office:value-type="float" office:value="0.0195908828122263" calcext:value-type="float">
            <text:p>0.019590882812226</text:p>
          </table:table-cell>
          <table:table-cell office:value-type="float" office:value="0.00340855415457839" calcext:value-type="float">
            <text:p>0.003408554154578</text:p>
          </table:table-cell>
        </table:table-row>
        <table:table-row table:style-name="ro1">
          <table:table-cell office:value-type="float" office:value="5.52797522544861" calcext:value-type="float">
            <text:p>5.52797522544861</text:p>
          </table:table-cell>
          <table:table-cell office:value-type="float" office:value="0.884604501724243" calcext:value-type="float">
            <text:p>0.88460450172424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3335200975005" calcext:value-type="float">
            <text:p>0.96333520097500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400" calcext:value-type="float">
            <text:p>414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259922854425633" calcext:value-type="float">
            <text:p>0.259922854425633</text:p>
          </table:table-cell>
          <table:table-cell office:value-type="float" office:value="0.0399969264366262" calcext:value-type="float">
            <text:p>0.039996926436626</text:p>
          </table:table-cell>
          <table:table-cell office:value-type="float" office:value="0.0166673237568286" calcext:value-type="float">
            <text:p>0.016667323756829</text:p>
          </table:table-cell>
          <table:table-cell office:value-type="float" office:value="0.00167033716425961" calcext:value-type="float">
            <text:p>0.00167033716426</text:p>
          </table:table-cell>
        </table:table-row>
        <table:table-row table:style-name="ro1">
          <table:table-cell office:value-type="float" office:value="5.17698049545288" calcext:value-type="float">
            <text:p>5.17698049545288</text:p>
          </table:table-cell>
          <table:table-cell office:value-type="float" office:value="0.850569152832031" calcext:value-type="float">
            <text:p>0.850569152832031</text:p>
          </table:table-cell>
          <table:table-cell office:value-type="float" office:value="0.921410891089109" calcext:value-type="float">
            <text:p>0.921410891089109</text:p>
          </table:table-cell>
          <table:table-cell office:value-type="float" office:value="0.963180881095875" calcext:value-type="float">
            <text:p>0.9631808810958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41500" calcext:value-type="float">
            <text:p>415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7517401392111" calcext:value-type="float">
            <text:p>0.967517401392111</text:p>
          </table:table-cell>
          <table:table-cell office:value-type="float" office:value="0.396635753601681" calcext:value-type="float">
            <text:p>0.396635753601681</text:p>
          </table:table-cell>
          <table:table-cell office:value-type="float" office:value="0.145627856099769" calcext:value-type="float">
            <text:p>0.145627856099769</text:p>
          </table:table-cell>
          <table:table-cell office:value-type="float" office:value="0.0196925990697294" calcext:value-type="float">
            <text:p>0.01969259906973</text:p>
          </table:table-cell>
          <table:table-cell office:value-type="float" office:value="0.00252006011623819" calcext:value-type="float">
            <text:p>0.002520060116238</text:p>
          </table:table-cell>
        </table:table-row>
        <table:table-row table:style-name="ro1">
          <table:table-cell office:value-type="float" office:value="4.13483605384827" calcext:value-type="float">
            <text:p>4.13483605384827</text:p>
          </table:table-cell>
          <table:table-cell office:value-type="float" office:value="0.698562669754028" calcext:value-type="float">
            <text:p>0.69856266975402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0241859596446" calcext:value-type="float">
            <text:p>0.96024185959644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00" calcext:value-type="float">
            <text:p>349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294593210103302" calcext:value-type="float">
            <text:p>0.294593210103302</text:p>
          </table:table-cell>
          <table:table-cell office:value-type="float" office:value="0.0423958062056674" calcext:value-type="float">
            <text:p>0.042395806205667</text:p>
          </table:table-cell>
          <table:table-cell office:value-type="float" office:value="0.0161139013964151" calcext:value-type="float">
            <text:p>0.016113901396415</text:p>
          </table:table-cell>
          <table:table-cell office:value-type="float" office:value="0.00198330063596891" calcext:value-type="float">
            <text:p>0.001983300635969</text:p>
          </table:table-cell>
        </table:table-row>
        <table:table-row table:style-name="ro1">
          <table:table-cell office:value-type="float" office:value="4.3238579750061" calcext:value-type="float">
            <text:p>4.3238579750061</text:p>
          </table:table-cell>
          <table:table-cell office:value-type="float" office:value="0.693566846847534" calcext:value-type="float">
            <text:p>0.693566846847534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2561925490675" calcext:value-type="float">
            <text:p>0.9625619254906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20" calcext:value-type="float">
            <text:p>3492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31888544891641" calcext:value-type="float">
            <text:p>0.931888544891641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398742627364545" calcext:value-type="float">
            <text:p>0.398742627364545</text:p>
          </table:table-cell>
          <table:table-cell office:value-type="float" office:value="0.0646373179317122" calcext:value-type="float">
            <text:p>0.064637317931712</text:p>
          </table:table-cell>
          <table:table-cell office:value-type="float" office:value="0.0140096218180931" calcext:value-type="float">
            <text:p>0.014009621818093</text:p>
          </table:table-cell>
          <table:table-cell office:value-type="float" office:value="0.00115603222516165" calcext:value-type="float">
            <text:p>0.001156032225162</text:p>
          </table:table-cell>
        </table:table-row>
        <table:table-row table:style-name="ro1">
          <table:table-cell office:value-type="float" office:value="4.44872612953186" calcext:value-type="float">
            <text:p>4.44872612953186</text:p>
          </table:table-cell>
          <table:table-cell office:value-type="float" office:value="0.78634524345398" calcext:value-type="float">
            <text:p>0.78634524345398</text:p>
          </table:table-cell>
          <table:table-cell office:value-type="float" office:value="0.922648514851485" calcext:value-type="float">
            <text:p>0.922648514851485</text:p>
          </table:table-cell>
          <table:table-cell office:value-type="float" office:value="0.961788889447585" calcext:value-type="float">
            <text:p>0.96178888944758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40" calcext:value-type="float">
            <text:p>3494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083512561881567" calcext:value-type="float">
            <text:p>0.083512561881567</text:p>
          </table:table-cell>
          <table:table-cell office:value-type="float" office:value="0.117560062626187" calcext:value-type="float">
            <text:p>0.117560062626187</text:p>
          </table:table-cell>
          <table:table-cell office:value-type="float" office:value="0.0188610146859125" calcext:value-type="float">
            <text:p>0.018861014685913</text:p>
          </table:table-cell>
          <table:table-cell office:value-type="float" office:value="0.00231746344407871" calcext:value-type="float">
            <text:p>0.002317463444079</text:p>
          </table:table-cell>
        </table:table-row>
        <table:table-row table:style-name="ro1">
          <table:table-cell office:value-type="float" office:value="5.18409905433655" calcext:value-type="float">
            <text:p>5.18409905433655</text:p>
          </table:table-cell>
          <table:table-cell office:value-type="float" office:value="1.00581750869751" calcext:value-type="float">
            <text:p>1.0058175086975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3644918218844" calcext:value-type="float">
            <text:p>0.96364491821884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60" calcext:value-type="float">
            <text:p>3496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964396284829721" calcext:value-type="float">
            <text:p>0.964396284829721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269793299405426" calcext:value-type="float">
            <text:p>0.269793299405426</text:p>
          </table:table-cell>
          <table:table-cell office:value-type="float" office:value="0.231235523578542" calcext:value-type="float">
            <text:p>0.231235523578542</text:p>
          </table:table-cell>
          <table:table-cell office:value-type="float" office:value="0.0162323060064651" calcext:value-type="float">
            <text:p>0.016232306006465</text:p>
          </table:table-cell>
          <table:table-cell office:value-type="float" office:value="0.00182789160270652" calcext:value-type="float">
            <text:p>0.001827891602707</text:p>
          </table:table-cell>
        </table:table-row>
        <table:table-row table:style-name="ro1">
          <table:table-cell office:value-type="float" office:value="5.57151165008545" calcext:value-type="float">
            <text:p>5.57151165008545</text:p>
          </table:table-cell>
          <table:table-cell office:value-type="float" office:value="0.835310888290405" calcext:value-type="float">
            <text:p>0.835310888290405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1943568488575" calcext:value-type="float">
            <text:p>0.9619435684885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80" calcext:value-type="float">
            <text:p>3498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907407407407407" calcext:value-type="float">
            <text:p>0.907407407407407</text:p>
          </table:table-cell>
          <table:table-cell office:value-type="float" office:value="0.965170278637771" calcext:value-type="float">
            <text:p>0.965170278637771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233928038014101" calcext:value-type="float">
            <text:p>0.233928038014101</text:p>
          </table:table-cell>
          <table:table-cell office:value-type="float" office:value="0.0697327862902928" calcext:value-type="float">
            <text:p>0.069732786290293</text:p>
          </table:table-cell>
          <table:table-cell office:value-type="float" office:value="0.0189916216274142" calcext:value-type="float">
            <text:p>0.018991621627414</text:p>
          </table:table-cell>
          <table:table-cell office:value-type="float" office:value="0.00230747746414984" calcext:value-type="float">
            <text:p>0.00230747746415</text:p>
          </table:table-cell>
        </table:table-row>
        <table:table-row table:style-name="ro1">
          <table:table-cell office:value-type="float" office:value="5.46250114440918" calcext:value-type="float">
            <text:p>5.46250114440918</text:p>
          </table:table-cell>
          <table:table-cell office:value-type="float" office:value="0.867702722549439" calcext:value-type="float">
            <text:p>0.86770272254943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800076142314" calcext:value-type="float">
            <text:p>0.9638000761423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00" calcext:value-type="float">
            <text:p>35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112991416603859" calcext:value-type="float">
            <text:p>0.112991416603859</text:p>
          </table:table-cell>
          <table:table-cell office:value-type="float" office:value="0.0358652546414446" calcext:value-type="float">
            <text:p>0.035865254641445</text:p>
          </table:table-cell>
          <table:table-cell office:value-type="float" office:value="0.0201849253950933" calcext:value-type="float">
            <text:p>0.020184925395093</text:p>
          </table:table-cell>
          <table:table-cell office:value-type="float" office:value="0.00310301675980902" calcext:value-type="float">
            <text:p>0.003103016759809</text:p>
          </table:table-cell>
        </table:table-row>
        <table:table-row table:style-name="ro1">
          <table:table-cell office:value-type="float" office:value="5.51361141204834" calcext:value-type="float">
            <text:p>5.51361141204834</text:p>
          </table:table-cell>
          <table:table-cell office:value-type="float" office:value="0.818042182922363" calcext:value-type="float">
            <text:p>0.8180421829223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61943807929815" calcext:value-type="float">
            <text:p>0.96194380792981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20" calcext:value-type="float">
            <text:p>3502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410207669387103" calcext:value-type="float">
            <text:p>0.410207669387103</text:p>
          </table:table-cell>
          <table:table-cell office:value-type="float" office:value="0.0790078398638154" calcext:value-type="float">
            <text:p>0.079007839863816</text:p>
          </table:table-cell>
          <table:table-cell office:value-type="float" office:value="0.0183793990622567" calcext:value-type="float">
            <text:p>0.018379399062257</text:p>
          </table:table-cell>
          <table:table-cell office:value-type="float" office:value="0.00290179267399705" calcext:value-type="float">
            <text:p>0.002901792673997</text:p>
          </table:table-cell>
        </table:table-row>
        <table:table-row table:style-name="ro1">
          <table:table-cell office:value-type="float" office:value="5.58035755157471" calcext:value-type="float">
            <text:p>5.58035755157471</text:p>
          </table:table-cell>
          <table:table-cell office:value-type="float" office:value="0.815526628494263" calcext:value-type="float">
            <text:p>0.815526628494263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1478813041886" calcext:value-type="float">
            <text:p>0.96147881304188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40" calcext:value-type="float">
            <text:p>3504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53560371517028" calcext:value-type="float">
            <text:p>0.953560371517028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41773656675268" calcext:value-type="float">
            <text:p>0.41773656675268</text:p>
          </table:table-cell>
          <table:table-cell office:value-type="float" office:value="0.0676621908950766" calcext:value-type="float">
            <text:p>0.067662190895077</text:p>
          </table:table-cell>
          <table:table-cell office:value-type="float" office:value="0.0161982483158958" calcext:value-type="float">
            <text:p>0.016198248315896</text:p>
          </table:table-cell>
          <table:table-cell office:value-type="float" office:value="0.0022652951081227" calcext:value-type="float">
            <text:p>0.002265295108123</text:p>
          </table:table-cell>
        </table:table-row>
        <table:table-row table:style-name="ro1">
          <table:table-cell office:value-type="float" office:value="5.49129848480225" calcext:value-type="float">
            <text:p>5.49129848480225</text:p>
          </table:table-cell>
          <table:table-cell office:value-type="float" office:value="0.855414485931397" calcext:value-type="float">
            <text:p>0.8554144859313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4263993544664" calcext:value-type="float">
            <text:p>0.9642639935446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60" calcext:value-type="float">
            <text:p>3506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360482586393499" calcext:value-type="float">
            <text:p>0.360482586393499</text:p>
          </table:table-cell>
          <table:table-cell office:value-type="float" office:value="0.0717208460905596" calcext:value-type="float">
            <text:p>0.07172084609056</text:p>
          </table:table-cell>
          <table:table-cell office:value-type="float" office:value="0.0164853274124057" calcext:value-type="float">
            <text:p>0.016485327412406</text:p>
          </table:table-cell>
          <table:table-cell office:value-type="float" office:value="0.00132102978392001" calcext:value-type="float">
            <text:p>0.00132102978392</text:p>
          </table:table-cell>
        </table:table-row>
        <table:table-row table:style-name="ro1">
          <table:table-cell office:value-type="float" office:value="5.42602062225342" calcext:value-type="float">
            <text:p>5.42602062225342</text:p>
          </table:table-cell>
          <table:table-cell office:value-type="float" office:value="0.913623571395874" calcext:value-type="float">
            <text:p>0.913623571395874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61014416757056" calcext:value-type="float">
            <text:p>0.96101441675705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80" calcext:value-type="float">
            <text:p>3508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58204334365325" calcext:value-type="float">
            <text:p>0.958204334365325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231199083737932" calcext:value-type="float">
            <text:p>0.231199083737932</text:p>
          </table:table-cell>
          <table:table-cell office:value-type="float" office:value="0.160506350135418" calcext:value-type="float">
            <text:p>0.160506350135418</text:p>
          </table:table-cell>
          <table:table-cell office:value-type="float" office:value="0.013023042677732" calcext:value-type="float">
            <text:p>0.013023042677732</text:p>
          </table:table-cell>
          <table:table-cell office:value-type="float" office:value="0.00160383319117605" calcext:value-type="float">
            <text:p>0.001603833191176</text:p>
          </table:table-cell>
        </table:table-row>
        <table:table-row table:style-name="ro1">
          <table:table-cell office:value-type="float" office:value="5.51216106414795" calcext:value-type="float">
            <text:p>5.51216106414795</text:p>
          </table:table-cell>
          <table:table-cell office:value-type="float" office:value="0.819723415374756" calcext:value-type="float">
            <text:p>0.81972341537475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1014895639535" calcext:value-type="float">
            <text:p>0.9610148956395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100" calcext:value-type="float">
            <text:p>351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1300309597523" calcext:value-type="float">
            <text:p>0.961300309597523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4369682907966" calcext:value-type="float">
            <text:p>0.954369682907966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151931001016097" calcext:value-type="float">
            <text:p>0.151931001016097</text:p>
          </table:table-cell>
          <table:table-cell office:value-type="float" office:value="0.0796944449999378" calcext:value-type="float">
            <text:p>0.079694444999938</text:p>
          </table:table-cell>
          <table:table-cell office:value-type="float" office:value="0.0163099658035637" calcext:value-type="float">
            <text:p>0.016309965803564</text:p>
          </table:table-cell>
          <table:table-cell office:value-type="float" office:value="0.0037118174216623" calcext:value-type="float">
            <text:p>0.003711817421662</text:p>
          </table:table-cell>
        </table:table-row>
        <table:table-row table:style-name="ro1">
          <table:table-cell office:value-type="float" office:value="4.11811728477478" calcext:value-type="float">
            <text:p>4.11811728477478</text:p>
          </table:table-cell>
          <table:table-cell office:value-type="float" office:value="0.73170223236084" calcext:value-type="float">
            <text:p>0.73170223236084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61788171123865" calcext:value-type="float">
            <text:p>0.96178817112386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800" calcext:value-type="float">
            <text:p>348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62848297213622" calcext:value-type="float">
            <text:p>0.96284829721362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28525303725995" calcext:value-type="float">
            <text:p>0.28525303725995</text:p>
          </table:table-cell>
          <table:table-cell office:value-type="float" office:value="0.0377872245255736" calcext:value-type="float">
            <text:p>0.037787224525574</text:p>
          </table:table-cell>
          <table:table-cell office:value-type="float" office:value="0.0198712294666275" calcext:value-type="float">
            <text:p>0.019871229466628</text:p>
          </table:table-cell>
          <table:table-cell office:value-type="float" office:value="0.00079832686191114" calcext:value-type="float">
            <text:p>0.000798326861911</text:p>
          </table:table-cell>
        </table:table-row>
        <table:table-row table:style-name="ro1">
          <table:table-cell office:value-type="float" office:value="4.36311049461365" calcext:value-type="float">
            <text:p>4.36311049461365</text:p>
          </table:table-cell>
          <table:table-cell office:value-type="float" office:value="0.760869216918945" calcext:value-type="float">
            <text:p>0.76086921691894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60241859596446" calcext:value-type="float">
            <text:p>0.96024185959644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4900" calcext:value-type="float">
            <text:p>349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935185185185185" calcext:value-type="float">
            <text:p>0.935185185185185</text:p>
          </table:table-cell>
          <table:table-cell office:value-type="float" office:value="0.963622291021672" calcext:value-type="float">
            <text:p>0.963622291021672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59783449342614" calcext:value-type="float">
            <text:p>0.959783449342614</text:p>
          </table:table-cell>
          <table:table-cell office:value-type="float" office:value="0.900928792569659" calcext:value-type="float">
            <text:p>0.900928792569659</text:p>
          </table:table-cell>
          <table:table-cell office:value-type="float" office:value="0.957463263727765" calcext:value-type="float">
            <text:p>0.957463263727765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266434970242757" calcext:value-type="float">
            <text:p>0.266434970242757</text:p>
          </table:table-cell>
          <table:table-cell office:value-type="float" office:value="0.116610244016454" calcext:value-type="float">
            <text:p>0.116610244016454</text:p>
          </table:table-cell>
          <table:table-cell office:value-type="float" office:value="0.0161139013964151" calcext:value-type="float">
            <text:p>0.016113901396415</text:p>
          </table:table-cell>
          <table:table-cell office:value-type="float" office:value="0.00198330063596891" calcext:value-type="float">
            <text:p>0.001983300635969</text:p>
          </table:table-cell>
        </table:table-row>
        <table:table-row table:style-name="ro1">
          <table:table-cell office:value-type="float" office:value="4.61415767669678" calcext:value-type="float">
            <text:p>4.61415767669678</text:p>
          </table:table-cell>
          <table:table-cell office:value-type="float" office:value="0.764492559432983" calcext:value-type="float">
            <text:p>0.76449255943298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3800076142314" calcext:value-type="float">
            <text:p>0.96380007614231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000" calcext:value-type="float">
            <text:p>35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749226006192" calcext:value-type="float">
            <text:p>0.96749226006192</text:p>
          </table:table-cell>
          <table:table-cell office:value-type="float" office:value="0.96594427244582" calcext:value-type="float">
            <text:p>0.96594427244582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59010054137664" calcext:value-type="float">
            <text:p>0.959010054137664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938080495356037" calcext:value-type="float">
            <text:p>0.938080495356037</text:p>
          </table:table-cell>
          <table:table-cell office:value-type="float" office:value="0.966744006187162" calcext:value-type="float">
            <text:p>0.966744006187162</text:p>
          </table:table-cell>
          <table:table-cell office:value-type="float" office:value="0.191976515668353" calcext:value-type="float">
            <text:p>0.191976515668353</text:p>
          </table:table-cell>
          <table:table-cell office:value-type="float" office:value="0.0873369922236667" calcext:value-type="float">
            <text:p>0.087336992223667</text:p>
          </table:table-cell>
          <table:table-cell office:value-type="float" office:value="0.0201849253950933" calcext:value-type="float">
            <text:p>0.020184925395093</text:p>
          </table:table-cell>
          <table:table-cell office:value-type="float" office:value="0.00310301675980902" calcext:value-type="float">
            <text:p>0.003103016759809</text:p>
          </table:table-cell>
        </table:table-row>
        <table:table-row table:style-name="ro1">
          <table:table-cell office:value-type="float" office:value="5.71022267341614" calcext:value-type="float">
            <text:p>5.71022267341614</text:p>
          </table:table-cell>
          <table:table-cell office:value-type="float" office:value="0.888252210617065" calcext:value-type="float">
            <text:p>0.88825221061706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61014895639535" calcext:value-type="float">
            <text:p>0.96101489563953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100" calcext:value-type="float">
            <text:p>351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92283950617284" calcext:value-type="float">
            <text:p>0.92283950617284</text:p>
          </table:table-cell>
          <table:table-cell office:value-type="float" office:value="0.961300309597523" calcext:value-type="float">
            <text:p>0.961300309597523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54369682907966" calcext:value-type="float">
            <text:p>0.954369682907966</text:p>
          </table:table-cell>
          <table:table-cell office:value-type="float" office:value="0.910216718266254" calcext:value-type="float">
            <text:p>0.910216718266254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5197215777262" calcext:value-type="float">
            <text:p>0.965197215777262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196367093699238" calcext:value-type="float">
            <text:p>0.196367093699238</text:p>
          </table:table-cell>
          <table:table-cell office:value-type="float" office:value="0.114171069399205" calcext:value-type="float">
            <text:p>0.114171069399205</text:p>
          </table:table-cell>
          <table:table-cell office:value-type="float" office:value="0.0163099658035637" calcext:value-type="float">
            <text:p>0.016309965803564</text:p>
          </table:table-cell>
          <table:table-cell office:value-type="float" office:value="0.0037118174216623" calcext:value-type="float">
            <text:p>0.003711817421662</text:p>
          </table:table-cell>
        </table:table-row>
        <table:table-row table:style-name="ro1">
          <table:table-cell office:value-type="float" office:value="5.57835321426392" calcext:value-type="float">
            <text:p>5.57835321426392</text:p>
          </table:table-cell>
          <table:table-cell office:value-type="float" office:value="0.8047691822052" calcext:value-type="float">
            <text:p>0.804769182205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2252447688075" calcext:value-type="float">
            <text:p>0.96225244768807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200" calcext:value-type="float">
            <text:p>352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59752321981424" calcext:value-type="float">
            <text:p>0.959752321981424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8792569659443" calcext:value-type="float">
            <text:p>0.928792569659443</text:p>
          </table:table-cell>
          <table:table-cell office:value-type="float" office:value="0.958236658932715" calcext:value-type="float">
            <text:p>0.958236658932715</text:p>
          </table:table-cell>
          <table:table-cell office:value-type="float" office:value="0.907120743034056" calcext:value-type="float">
            <text:p>0.907120743034056</text:p>
          </table:table-cell>
          <table:table-cell office:value-type="float" office:value="0.965970610982212" calcext:value-type="float">
            <text:p>0.965970610982212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121313435413086" calcext:value-type="float">
            <text:p>0.121313435413086</text:p>
          </table:table-cell>
          <table:table-cell office:value-type="float" office:value="0.0339208953543006" calcext:value-type="float">
            <text:p>0.033920895354301</text:p>
          </table:table-cell>
          <table:table-cell office:value-type="float" office:value="0.0186707751599643" calcext:value-type="float">
            <text:p>0.018670775159964</text:p>
          </table:table-cell>
          <table:table-cell office:value-type="float" office:value="0.0024655742329517" calcext:value-type="float">
            <text:p>0.002465574232952</text:p>
          </table:table-cell>
        </table:table-row>
        <table:table-row table:style-name="ro1">
          <table:table-cell office:value-type="float" office:value="5.72977871894836" calcext:value-type="float">
            <text:p>5.72977871894836</text:p>
          </table:table-cell>
          <table:table-cell office:value-type="float" office:value="0.844577884674072" calcext:value-type="float">
            <text:p>0.84457788467407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1169454959906" calcext:value-type="float">
            <text:p>0.961169454959906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300" calcext:value-type="float">
            <text:p>353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19753086419753" calcext:value-type="float">
            <text:p>0.919753086419753</text:p>
          </table:table-cell>
          <table:table-cell office:value-type="float" office:value="0.960526315789473" calcext:value-type="float">
            <text:p>0.960526315789473</text:p>
          </table:table-cell>
          <table:table-cell office:value-type="float" office:value="0.95046439628483" calcext:value-type="float">
            <text:p>0.95046439628483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25696594427245" calcext:value-type="float">
            <text:p>0.925696594427245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13312693498452" calcext:value-type="float">
            <text:p>0.913312693498452</text:p>
          </table:table-cell>
          <table:table-cell office:value-type="float" office:value="0.961330239752514" calcext:value-type="float">
            <text:p>0.961330239752514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0556844547564" calcext:value-type="float">
            <text:p>0.960556844547564</text:p>
          </table:table-cell>
          <table:table-cell office:value-type="float" office:value="0.446257982129241" calcext:value-type="float">
            <text:p>0.446257982129241</text:p>
          </table:table-cell>
          <table:table-cell office:value-type="float" office:value="0.0768367401388668" calcext:value-type="float">
            <text:p>0.076836740138867</text:p>
          </table:table-cell>
          <table:table-cell office:value-type="float" office:value="0.01272094823883" calcext:value-type="float">
            <text:p>0.01272094823883</text:p>
          </table:table-cell>
          <table:table-cell office:value-type="float" office:value="0.000585374286548065" calcext:value-type="float">
            <text:p>0.000585374286548</text:p>
          </table:table-cell>
        </table:table-row>
        <table:table-row table:style-name="ro1">
          <table:table-cell office:value-type="float" office:value="5.51642017364502" calcext:value-type="float">
            <text:p>5.51642017364502</text:p>
          </table:table-cell>
          <table:table-cell office:value-type="float" office:value="0.94870662689209" calcext:value-type="float">
            <text:p>0.9487066268920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63953917138964" calcext:value-type="float">
            <text:p>0.963953917138964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400" calcext:value-type="float">
            <text:p>354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91358024691358" calcext:value-type="float">
            <text:p>0.91358024691358</text:p>
          </table:table-cell>
          <table:table-cell office:value-type="float" office:value="0.962074303405573" calcext:value-type="float">
            <text:p>0.962074303405573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877030162413" calcext:value-type="float">
            <text:p>0.962877030162413</text:p>
          </table:table-cell>
          <table:table-cell office:value-type="float" office:value="0.922600619195046" calcext:value-type="float">
            <text:p>0.922600619195046</text:p>
          </table:table-cell>
          <table:table-cell office:value-type="float" office:value="0.969064191802011" calcext:value-type="float">
            <text:p>0.969064191802011</text:p>
          </table:table-cell>
          <table:table-cell office:value-type="float" office:value="0.149468920566085" calcext:value-type="float">
            <text:p>0.149468920566085</text:p>
          </table:table-cell>
          <table:table-cell office:value-type="float" office:value="0.265999046662409" calcext:value-type="float">
            <text:p>0.265999046662409</text:p>
          </table:table-cell>
          <table:table-cell office:value-type="float" office:value="0.0154213153020231" calcext:value-type="float">
            <text:p>0.015421315302023</text:p>
          </table:table-cell>
          <table:table-cell office:value-type="float" office:value="0.00257398180255134" calcext:value-type="float">
            <text:p>0.002573981802551</text:p>
          </table:table-cell>
        </table:table-row>
        <table:table-row table:style-name="ro1">
          <table:table-cell office:value-type="float" office:value="5.08231139183044" calcext:value-type="float">
            <text:p>5.08231139183044</text:p>
          </table:table-cell>
          <table:table-cell office:value-type="float" office:value="0.806845235824585" calcext:value-type="float">
            <text:p>0.806845235824585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62717203134765" calcext:value-type="float">
            <text:p>0.962717203134765</text:p>
          </table:table-cell>
          <table:table-cell office:value-type="string" calcext:value-type="string">
            <text:p>gin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g2</text:p>
          </table:table-cell>
          <table:table-cell office:value-type="float" office:value="55" calcext:value-type="float">
            <text:p>5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ipeline</text:p>
          </table:table-cell>
          <table:table-cell office:value-type="float" office:value="35500" calcext:value-type="float">
            <text:p>355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910493827160494" calcext:value-type="float">
            <text:p>0.910493827160494</text:p>
          </table:table-cell>
          <table:table-cell office:value-type="float" office:value="0.96671826625387" calcext:value-type="float">
            <text:p>0.96671826625387</text:p>
          </table:table-cell>
          <table:table-cell office:value-type="float" office:value="0.956656346749226" calcext:value-type="float">
            <text:p>0.956656346749226</text:p>
          </table:table-cell>
          <table:table-cell office:value-type="float" office:value="0.956689868522815" calcext:value-type="float">
            <text:p>0.956689868522815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4423820572312" calcext:value-type="float">
            <text:p>0.964423820572312</text:p>
          </table:table-cell>
          <table:table-cell office:value-type="float" office:value="0.919504643962848" calcext:value-type="float">
            <text:p>0.919504643962848</text:p>
          </table:table-cell>
          <table:table-cell office:value-type="float" office:value="0.962103634957463" calcext:value-type="float">
            <text:p>0.962103634957463</text:p>
          </table:table-cell>
          <table:table-cell office:value-type="float" office:value="0.91640866873065" calcext:value-type="float">
            <text:p>0.91640866873065</text:p>
          </table:table-cell>
          <table:table-cell office:value-type="float" office:value="0.963650425367363" calcext:value-type="float">
            <text:p>0.963650425367363</text:p>
          </table:table-cell>
          <table:table-cell office:value-type="float" office:value="0.299167344962344" calcext:value-type="float">
            <text:p>0.299167344962344</text:p>
          </table:table-cell>
          <table:table-cell office:value-type="float" office:value="0.0870133341550367" calcext:value-type="float">
            <text:p>0.087013334155037</text:p>
          </table:table-cell>
          <table:table-cell office:value-type="float" office:value="0.0164033807878994" calcext:value-type="float">
            <text:p>0.0164033807879</text:p>
          </table:table-cell>
          <table:table-cell office:value-type="float" office:value="0.00336146341134999" calcext:value-type="float">
            <text:p>0.00336146341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7:32:11.463337174</dc:date>
    <meta:editing-duration>PT3M14S</meta:editing-duration>
    <meta:editing-cycles>1</meta:editing-cycles>
    <meta:document-statistic meta:table-count="1" meta:cell-count="2016" meta:object-count="0"/>
    <meta:generator>LibreOffice/5.2.7.2$Linux_X86_64 LibreOffice_project/20m0$Build-2</meta:generator>
  </office:meta>
</office:document-meta>
</file>